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-asian="Noto Sans CJK SC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Best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put size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Merge Sort</text:p>
          </table:table-cell>
          <table:table-cell table:style-name="Default" office:value-type="string" calcext:value-type="string">
            <text:p>Quick Sort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dix Sort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744" calcext:value-type="float">
            <text:p>0.000744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0.001446" calcext:value-type="float">
            <text:p>0.001446</text:p>
          </table:table-cell>
          <table:table-cell office:value-type="float" office:value="0.000478" calcext:value-type="float">
            <text:p>0.00047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0.001546" calcext:value-type="float">
            <text:p>0.001546</text:p>
          </table:table-cell>
          <table:table-cell office:value-type="float" office:value="0.000372" calcext:value-type="float">
            <text:p>0.000372</text:p>
          </table:table-cell>
          <table:table-cell office:value-type="float" office:value="0.003556" calcext:value-type="float">
            <text:p>0.003556</text:p>
          </table:table-cell>
          <table:table-cell office:value-type="float" office:value="0.000939" calcext:value-type="float">
            <text:p>0.00093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0.000067" calcext:value-type="float">
            <text:p>0.000067</text:p>
          </table:table-cell>
          <table:table-cell office:value-type="float" office:value="0.002265" calcext:value-type="float">
            <text:p>0.002265</text:p>
          </table:table-cell>
          <table:table-cell office:value-type="float" office:value="0.000629" calcext:value-type="float">
            <text:p>0.000629</text:p>
          </table:table-cell>
          <table:table-cell office:value-type="float" office:value="0.005272" calcext:value-type="float">
            <text:p>0.005272</text:p>
          </table:table-cell>
          <table:table-cell office:value-type="float" office:value="0.001306" calcext:value-type="float">
            <text:p>0.00130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304" calcext:value-type="float">
            <text:p>0.00304</text:p>
          </table:table-cell>
          <table:table-cell office:value-type="float" office:value="0.000997" calcext:value-type="float">
            <text:p>0.000997</text:p>
          </table:table-cell>
          <table:table-cell office:value-type="float" office:value="0.006733" calcext:value-type="float">
            <text:p>0.006733</text:p>
          </table:table-cell>
          <table:table-cell office:value-type="float" office:value="0.001725" calcext:value-type="float">
            <text:p>0.00172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.003817" calcext:value-type="float">
            <text:p>0.003817</text:p>
          </table:table-cell>
          <table:table-cell office:value-type="float" office:value="0.001213" calcext:value-type="float">
            <text:p>0.001213</text:p>
          </table:table-cell>
          <table:table-cell office:value-type="float" office:value="0.008905" calcext:value-type="float">
            <text:p>0.008905</text:p>
          </table:table-cell>
          <table:table-cell office:value-type="float" office:value="0.002124" calcext:value-type="float">
            <text:p>0.002124</text:p>
          </table:table-cell>
        </table:table-row>
        <table:table-row table:style-name="ro1">
          <table:table-cell table:formula="of:=[.A6]+10000" office:value-type="float" office:value="60000" calcext:value-type="float">
            <text:p>60000</text:p>
          </table:table-cell>
          <table:table-cell office:value-type="float" office:value="0.000082" calcext:value-type="float">
            <text:p>0.000082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4849" calcext:value-type="float">
            <text:p>0.004849</text:p>
          </table:table-cell>
          <table:table-cell office:value-type="float" office:value="0.001223" calcext:value-type="float">
            <text:p>0.001223</text:p>
          </table:table-cell>
          <table:table-cell office:value-type="float" office:value="0.011031" calcext:value-type="float">
            <text:p>0.011031</text:p>
          </table:table-cell>
          <table:table-cell office:value-type="float" office:value="0.002516" calcext:value-type="float">
            <text:p>0.002516</text:p>
          </table:table-cell>
        </table:table-row>
        <table:table-row table:style-name="ro1">
          <table:table-cell table:formula="of:=[.A7]+10000" office:value-type="float" office:value="70000" calcext:value-type="float">
            <text:p>70000</text:p>
          </table:table-cell>
          <table:table-cell office:value-type="float" office:value="0.000097" calcext:value-type="float">
            <text:p>0.000097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5575" calcext:value-type="float">
            <text:p>0.005575</text:p>
          </table:table-cell>
          <table:table-cell office:value-type="float" office:value="0.001505" calcext:value-type="float">
            <text:p>0.001505</text:p>
          </table:table-cell>
          <table:table-cell office:value-type="float" office:value="0.012851" calcext:value-type="float">
            <text:p>0.012851</text:p>
          </table:table-cell>
          <table:table-cell office:value-type="float" office:value="0.003051" calcext:value-type="float">
            <text:p>0.003051</text:p>
          </table:table-cell>
        </table:table-row>
        <table:table-row table:style-name="ro1">
          <table:table-cell table:formula="of:=[.A8]+10000" office:value-type="float" office:value="80000" calcext:value-type="float">
            <text:p>80000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.006339" calcext:value-type="float">
            <text:p>0.006339</text:p>
          </table:table-cell>
          <table:table-cell office:value-type="float" office:value="0.001653" calcext:value-type="float">
            <text:p>0.001653</text:p>
          </table:table-cell>
          <table:table-cell office:value-type="float" office:value="0.015004" calcext:value-type="float">
            <text:p>0.015004</text:p>
          </table:table-cell>
          <table:table-cell office:value-type="float" office:value="0.003519" calcext:value-type="float">
            <text:p>0.003519</text:p>
          </table:table-cell>
        </table:table-row>
        <table:table-row table:style-name="ro1">
          <table:table-cell table:formula="of:=[.A9]+10000" office:value-type="float" office:value="90000" calcext:value-type="float">
            <text:p>90000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7589" calcext:value-type="float">
            <text:p>0.007589</text:p>
          </table:table-cell>
          <table:table-cell office:value-type="float" office:value="0.002126" calcext:value-type="float">
            <text:p>0.002126</text:p>
          </table:table-cell>
          <table:table-cell office:value-type="float" office:value="0.016886" calcext:value-type="float">
            <text:p>0.016886</text:p>
          </table:table-cell>
          <table:table-cell office:value-type="float" office:value="0.003834" calcext:value-type="float">
            <text:p>0.003834</text:p>
          </table:table-cell>
        </table:table-row>
        <table:table-row table:style-name="ro1">
          <table:table-cell table:formula="of:=[.A10]+10000" office:value-type="float" office:value="100000" calcext:value-type="float">
            <text:p>100000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008047" calcext:value-type="float">
            <text:p>0.008047</text:p>
          </table:table-cell>
          <table:table-cell office:value-type="float" office:value="0.002601" calcext:value-type="float">
            <text:p>0.002601</text:p>
          </table:table-cell>
          <table:table-cell office:value-type="float" office:value="0.019547" calcext:value-type="float">
            <text:p>0.019547</text:p>
          </table:table-cell>
          <table:table-cell office:value-type="float" office:value="0.005424" calcext:value-type="float">
            <text:p>0.005424</text:p>
          </table:table-cell>
        </table:table-row>
      </table:table>
      <table:table table:name="Worst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nput size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dix Sort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309224" calcext:value-type="float">
            <text:p>0.309224</text:p>
          </table:table-cell>
          <table:table-cell office:value-type="float" office:value="0.074862" calcext:value-type="float">
            <text:p>0.074862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4746" calcext:value-type="float">
            <text:p>0.04746</text:p>
          </table:table-cell>
          <table:table-cell office:value-type="float" office:value="0.002241" calcext:value-type="float">
            <text:p>0.002241</text:p>
          </table:table-cell>
          <table:table-cell office:value-type="float" office:value="0.000789" calcext:value-type="float">
            <text:p>0.00078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258788" calcext:value-type="float">
            <text:p>1.258788</text:p>
          </table:table-cell>
          <table:table-cell office:value-type="float" office:value="0.305272" calcext:value-type="float">
            <text:p>0.305272</text:p>
          </table:table-cell>
          <table:table-cell office:value-type="float" office:value="0.002783" calcext:value-type="float">
            <text:p>0.002783</text:p>
          </table:table-cell>
          <table:table-cell office:value-type="float" office:value="0.18544" calcext:value-type="float">
            <text:p>0.18544</text:p>
          </table:table-cell>
          <table:table-cell office:value-type="float" office:value="0.003817" calcext:value-type="float">
            <text:p>0.003817</text:p>
          </table:table-cell>
          <table:table-cell office:value-type="float" office:value="0.001051" calcext:value-type="float">
            <text:p>0.001051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.687909" calcext:value-type="float">
            <text:p>2.687909</text:p>
          </table:table-cell>
          <table:table-cell office:value-type="float" office:value="0.654591" calcext:value-type="float">
            <text:p>0.654591</text:p>
          </table:table-cell>
          <table:table-cell office:value-type="float" office:value="0.003935" calcext:value-type="float">
            <text:p>0.003935</text:p>
          </table:table-cell>
          <table:table-cell office:value-type="float" office:value="0.403585" calcext:value-type="float">
            <text:p>0.403585</text:p>
          </table:table-cell>
          <table:table-cell office:value-type="float" office:value="0.006375" calcext:value-type="float">
            <text:p>0.006375</text:p>
          </table:table-cell>
          <table:table-cell office:value-type="float" office:value="0.002011" calcext:value-type="float">
            <text:p>0.00201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.721991" calcext:value-type="float">
            <text:p>4.721991</text:p>
          </table:table-cell>
          <table:table-cell office:value-type="float" office:value="1.18903" calcext:value-type="float">
            <text:p>1.18903</text:p>
          </table:table-cell>
          <table:table-cell office:value-type="float" office:value="0.005792" calcext:value-type="float">
            <text:p>0.005792</text:p>
          </table:table-cell>
          <table:table-cell office:value-type="float" office:value="0.724087" calcext:value-type="float">
            <text:p>0.724087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02467" calcext:value-type="float">
            <text:p>0.00246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7.334914" calcext:value-type="float">
            <text:p>7.334914</text:p>
          </table:table-cell>
          <table:table-cell office:value-type="float" office:value="1.827964" calcext:value-type="float">
            <text:p>1.827964</text:p>
          </table:table-cell>
          <table:table-cell office:value-type="float" office:value="0.007265" calcext:value-type="float">
            <text:p>0.007265</text:p>
          </table:table-cell>
          <table:table-cell office:value-type="float" office:value="1.116566" calcext:value-type="float">
            <text:p>1.116566</text:p>
          </table:table-cell>
          <table:table-cell office:value-type="float" office:value="0.011489" calcext:value-type="float">
            <text:p>0.011489</text:p>
          </table:table-cell>
          <table:table-cell office:value-type="float" office:value="0.003325" calcext:value-type="float">
            <text:p>0.003325</text:p>
          </table:table-cell>
        </table:table-row>
        <table:table-row table:style-name="ro1">
          <table:table-cell table:formula="of:=[.A6]+10000" office:value-type="float" office:value="60000" calcext:value-type="float">
            <text:p>60000</text:p>
          </table:table-cell>
          <table:table-cell office:value-type="float" office:value="10.676049" calcext:value-type="float">
            <text:p>10.676049</text:p>
          </table:table-cell>
          <table:table-cell office:value-type="float" office:value="2.595274" calcext:value-type="float">
            <text:p>2.595274</text:p>
          </table:table-cell>
          <table:table-cell office:value-type="float" office:value="0.008937" calcext:value-type="float">
            <text:p>0.008937</text:p>
          </table:table-cell>
          <table:table-cell office:value-type="float" office:value="1.626535" calcext:value-type="float">
            <text:p>1.626535</text:p>
          </table:table-cell>
          <table:table-cell office:value-type="float" office:value="0.013504" calcext:value-type="float">
            <text:p>0.013504</text:p>
          </table:table-cell>
          <table:table-cell office:value-type="float" office:value="0.003764" calcext:value-type="float">
            <text:p>0.003764</text:p>
          </table:table-cell>
        </table:table-row>
        <table:table-row table:style-name="ro1">
          <table:table-cell table:formula="of:=[.A7]+10000" office:value-type="float" office:value="70000" calcext:value-type="float">
            <text:p>70000</text:p>
          </table:table-cell>
          <table:table-cell office:value-type="float" office:value="14.563378" calcext:value-type="float">
            <text:p>14.563378</text:p>
          </table:table-cell>
          <table:table-cell office:value-type="float" office:value="3.508172" calcext:value-type="float">
            <text:p>3.508172</text:p>
          </table:table-cell>
          <table:table-cell office:value-type="float" office:value="0.010162" calcext:value-type="float">
            <text:p>0.010162</text:p>
          </table:table-cell>
          <table:table-cell office:value-type="float" office:value="2.11112" calcext:value-type="float">
            <text:p>2.11112</text:p>
          </table:table-cell>
          <table:table-cell office:value-type="float" office:value="0.016615" calcext:value-type="float">
            <text:p>0.016615</text:p>
          </table:table-cell>
          <table:table-cell office:value-type="float" office:value="0.004548" calcext:value-type="float">
            <text:p>0.004548</text:p>
          </table:table-cell>
        </table:table-row>
        <table:table-row table:style-name="ro1">
          <table:table-cell table:formula="of:=[.A8]+10000" office:value-type="float" office:value="80000" calcext:value-type="float">
            <text:p>80000</text:p>
          </table:table-cell>
          <table:table-cell office:value-type="float" office:value="18.964988" calcext:value-type="float">
            <text:p>18.964988</text:p>
          </table:table-cell>
          <table:table-cell office:value-type="float" office:value="4.590442" calcext:value-type="float">
            <text:p>4.590442</text:p>
          </table:table-cell>
          <table:table-cell office:value-type="float" office:value="0.011537" calcext:value-type="float">
            <text:p>0.011537</text:p>
          </table:table-cell>
          <table:table-cell office:value-type="float" office:value="2.823729" calcext:value-type="float">
            <text:p>2.823729</text:p>
          </table:table-cell>
          <table:table-cell office:value-type="float" office:value="0.019131" calcext:value-type="float">
            <text:p>0.019131</text:p>
          </table:table-cell>
          <table:table-cell office:value-type="float" office:value="0.005003" calcext:value-type="float">
            <text:p>0.005003</text:p>
          </table:table-cell>
        </table:table-row>
        <table:table-row table:style-name="ro1">
          <table:table-cell table:formula="of:=[.A9]+10000" office:value-type="float" office:value="90000" calcext:value-type="float">
            <text:p>90000</text:p>
          </table:table-cell>
          <table:table-cell office:value-type="float" office:value="24.427541" calcext:value-type="float">
            <text:p>24.427541</text:p>
          </table:table-cell>
          <table:table-cell office:value-type="float" office:value="5.817204" calcext:value-type="float">
            <text:p>5.817204</text:p>
          </table:table-cell>
          <table:table-cell office:value-type="float" office:value="0.013219" calcext:value-type="float">
            <text:p>0.013219</text:p>
          </table:table-cell>
          <table:table-cell office:value-type="float" office:value="3.528771" calcext:value-type="float">
            <text:p>3.528771</text:p>
          </table:table-cell>
          <table:table-cell office:value-type="float" office:value="0.022039" calcext:value-type="float">
            <text:p>0.022039</text:p>
          </table:table-cell>
          <table:table-cell office:value-type="float" office:value="0.005493" calcext:value-type="float">
            <text:p>0.005493</text:p>
          </table:table-cell>
        </table:table-row>
        <table:table-row table:style-name="ro1">
          <table:table-cell table:formula="of:=[.A10]+10000" office:value-type="float" office:value="100000" calcext:value-type="float">
            <text:p>100000</text:p>
          </table:table-cell>
          <table:table-cell office:value-type="float" office:value="29.737648" calcext:value-type="float">
            <text:p>29.737648</text:p>
          </table:table-cell>
          <table:table-cell office:value-type="float" office:value="7.26638" calcext:value-type="float">
            <text:p>7.26638</text:p>
          </table:table-cell>
          <table:table-cell office:value-type="float" office:value="0.015488" calcext:value-type="float">
            <text:p>0.015488</text:p>
          </table:table-cell>
          <table:table-cell office:value-type="float" office:value="4.330551" calcext:value-type="float">
            <text:p>4.330551</text:p>
          </table:table-cell>
          <table:table-cell office:value-type="float" office:value="0.024976" calcext:value-type="float">
            <text:p>0.024976</text:p>
          </table:table-cell>
          <table:table-cell office:value-type="float" office:value="0.006617" calcext:value-type="float">
            <text:p>0.006617</text:p>
          </table:table-cell>
        </table:table-row>
      </table:table>
      <table:table table:name="Average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nput size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dix Sort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89341" calcext:value-type="float">
            <text:p>0.189341</text:p>
          </table:table-cell>
          <table:table-cell office:value-type="float" office:value="0.037872" calcext:value-type="float">
            <text:p>0.037872</text:p>
          </table:table-cell>
          <table:table-cell office:value-type="float" office:value="0.000937" calcext:value-type="float">
            <text:p>0.000937</text:p>
          </table:table-cell>
          <table:table-cell office:value-type="float" office:value="0.030995" calcext:value-type="float">
            <text:p>0.030995</text:p>
          </table:table-cell>
          <table:table-cell office:value-type="float" office:value="0.001897" calcext:value-type="float">
            <text:p>0.001897</text:p>
          </table:table-cell>
          <table:table-cell office:value-type="float" office:value="0.000611" calcext:value-type="float">
            <text:p>0.00061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81908" calcext:value-type="float">
            <text:p>0.81908</text:p>
          </table:table-cell>
          <table:table-cell office:value-type="float" office:value="0.151933" calcext:value-type="float">
            <text:p>0.151933</text:p>
          </table:table-cell>
          <table:table-cell office:value-type="float" office:value="0.001963" calcext:value-type="float">
            <text:p>0.001963</text:p>
          </table:table-cell>
          <table:table-cell office:value-type="float" office:value="0.120546" calcext:value-type="float">
            <text:p>0.120546</text:p>
          </table:table-cell>
          <table:table-cell office:value-type="float" office:value="0.003699" calcext:value-type="float">
            <text:p>0.003699</text:p>
          </table:table-cell>
          <table:table-cell office:value-type="float" office:value="0.001005" calcext:value-type="float">
            <text:p>0.00100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.763246" calcext:value-type="float">
            <text:p>1.763246</text:p>
          </table:table-cell>
          <table:table-cell office:value-type="float" office:value="0.329603" calcext:value-type="float">
            <text:p>0.329603</text:p>
          </table:table-cell>
          <table:table-cell office:value-type="float" office:value="0.002835" calcext:value-type="float">
            <text:p>0.002835</text:p>
          </table:table-cell>
          <table:table-cell office:value-type="float" office:value="0.264858" calcext:value-type="float">
            <text:p>0.264858</text:p>
          </table:table-cell>
          <table:table-cell office:value-type="float" office:value="0.00571" calcext:value-type="float">
            <text:p>0.00571</text:p>
          </table:table-cell>
          <table:table-cell office:value-type="float" office:value="0.001716" calcext:value-type="float">
            <text:p>0.00171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.12701" calcext:value-type="float">
            <text:p>3.12701</text:p>
          </table:table-cell>
          <table:table-cell office:value-type="float" office:value="0.597344" calcext:value-type="float">
            <text:p>0.597344</text:p>
          </table:table-cell>
          <table:table-cell office:value-type="float" office:value="0.003961" calcext:value-type="float">
            <text:p>0.003961</text:p>
          </table:table-cell>
          <table:table-cell office:value-type="float" office:value="0.470976" calcext:value-type="float">
            <text:p>0.470976</text:p>
          </table:table-cell>
          <table:table-cell office:value-type="float" office:value="0.007377" calcext:value-type="float">
            <text:p>0.007377</text:p>
          </table:table-cell>
          <table:table-cell office:value-type="float" office:value="0.002197" calcext:value-type="float">
            <text:p>0.00219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.865521" calcext:value-type="float">
            <text:p>4.865521</text:p>
          </table:table-cell>
          <table:table-cell office:value-type="float" office:value="0.916702" calcext:value-type="float">
            <text:p>0.916702</text:p>
          </table:table-cell>
          <table:table-cell office:value-type="float" office:value="0.00512" calcext:value-type="float">
            <text:p>0.00512</text:p>
          </table:table-cell>
          <table:table-cell office:value-type="float" office:value="0.728421" calcext:value-type="float">
            <text:p>0.728421</text:p>
          </table:table-cell>
          <table:table-cell office:value-type="float" office:value="0.009872" calcext:value-type="float">
            <text:p>0.009872</text:p>
          </table:table-cell>
          <table:table-cell office:value-type="float" office:value="0.00281" calcext:value-type="float">
            <text:p>0.00281</text:p>
          </table:table-cell>
        </table:table-row>
        <table:table-row table:style-name="ro1">
          <table:table-cell table:formula="of:=[.A6]+10000" office:value-type="float" office:value="60000" calcext:value-type="float">
            <text:p>60000</text:p>
          </table:table-cell>
          <table:table-cell office:value-type="float" office:value="7.050513" calcext:value-type="float">
            <text:p>7.050513</text:p>
          </table:table-cell>
          <table:table-cell office:value-type="float" office:value="1.299113" calcext:value-type="float">
            <text:p>1.299113</text:p>
          </table:table-cell>
          <table:table-cell office:value-type="float" office:value="0.006462" calcext:value-type="float">
            <text:p>0.006462</text:p>
          </table:table-cell>
          <table:table-cell office:value-type="float" office:value="1.036739" calcext:value-type="float">
            <text:p>1.036739</text:p>
          </table:table-cell>
          <table:table-cell office:value-type="float" office:value="0.011952" calcext:value-type="float">
            <text:p>0.011952</text:p>
          </table:table-cell>
          <table:table-cell office:value-type="float" office:value="0.003276" calcext:value-type="float">
            <text:p>0.003276</text:p>
          </table:table-cell>
        </table:table-row>
        <table:table-row table:style-name="ro1">
          <table:table-cell table:formula="of:=[.A7]+10000" office:value-type="float" office:value="70000" calcext:value-type="float">
            <text:p>70000</text:p>
          </table:table-cell>
          <table:table-cell office:value-type="float" office:value="9.585874" calcext:value-type="float">
            <text:p>9.585874</text:p>
          </table:table-cell>
          <table:table-cell office:value-type="float" office:value="1.754384" calcext:value-type="float">
            <text:p>1.754384</text:p>
          </table:table-cell>
          <table:table-cell office:value-type="float" office:value="0.007258" calcext:value-type="float">
            <text:p>0.007258</text:p>
          </table:table-cell>
          <table:table-cell office:value-type="float" office:value="1.38589" calcext:value-type="float">
            <text:p>1.38589</text:p>
          </table:table-cell>
          <table:table-cell office:value-type="float" office:value="0.014425" calcext:value-type="float">
            <text:p>0.014425</text:p>
          </table:table-cell>
          <table:table-cell office:value-type="float" office:value="0.003965" calcext:value-type="float">
            <text:p>0.003965</text:p>
          </table:table-cell>
        </table:table-row>
        <table:table-row table:style-name="ro1">
          <table:table-cell table:formula="of:=[.A8]+10000" office:value-type="float" office:value="80000" calcext:value-type="float">
            <text:p>80000</text:p>
          </table:table-cell>
          <table:table-cell office:value-type="float" office:value="12.498275" calcext:value-type="float">
            <text:p>12.498275</text:p>
          </table:table-cell>
          <table:table-cell office:value-type="float" office:value="2.299293" calcext:value-type="float">
            <text:p>2.299293</text:p>
          </table:table-cell>
          <table:table-cell office:value-type="float" office:value="0.008123" calcext:value-type="float">
            <text:p>0.008123</text:p>
          </table:table-cell>
          <table:table-cell office:value-type="float" office:value="1.836228" calcext:value-type="float">
            <text:p>1.836228</text:p>
          </table:table-cell>
          <table:table-cell office:value-type="float" office:value="0.016578" calcext:value-type="float">
            <text:p>0.016578</text:p>
          </table:table-cell>
          <table:table-cell office:value-type="float" office:value="0.004432" calcext:value-type="float">
            <text:p>0.004432</text:p>
          </table:table-cell>
        </table:table-row>
        <table:table-row table:style-name="ro1">
          <table:table-cell table:formula="of:=[.A9]+10000" office:value-type="float" office:value="90000" calcext:value-type="float">
            <text:p>90000</text:p>
          </table:table-cell>
          <table:table-cell office:value-type="float" office:value="16.003515" calcext:value-type="float">
            <text:p>16.003515</text:p>
          </table:table-cell>
          <table:table-cell office:value-type="float" office:value="2.905742" calcext:value-type="float">
            <text:p>2.905742</text:p>
          </table:table-cell>
          <table:table-cell office:value-type="float" office:value="0.009619" calcext:value-type="float">
            <text:p>0.009619</text:p>
          </table:table-cell>
          <table:table-cell office:value-type="float" office:value="2.28516" calcext:value-type="float">
            <text:p>2.28516</text:p>
          </table:table-cell>
          <table:table-cell office:value-type="float" office:value="0.01917" calcext:value-type="float">
            <text:p>0.01917</text:p>
          </table:table-cell>
          <table:table-cell office:value-type="float" office:value="0.004903" calcext:value-type="float">
            <text:p>0.004903</text:p>
          </table:table-cell>
        </table:table-row>
        <table:table-row table:style-name="ro1">
          <table:table-cell table:formula="of:=[.A10]+10000" office:value-type="float" office:value="100000" calcext:value-type="float">
            <text:p>100000</text:p>
          </table:table-cell>
          <table:table-cell office:value-type="float" office:value="19.552786" calcext:value-type="float">
            <text:p>19.552786</text:p>
          </table:table-cell>
          <table:table-cell office:value-type="float" office:value="3.622266" calcext:value-type="float">
            <text:p>3.622266</text:p>
          </table:table-cell>
          <table:table-cell office:value-type="float" office:value="0.01062" calcext:value-type="float">
            <text:p>0.01062</text:p>
          </table:table-cell>
          <table:table-cell office:value-type="float" office:value="2.825505" calcext:value-type="float">
            <text:p>2.825505</text:p>
          </table:table-cell>
          <table:table-cell office:value-type="float" office:value="0.02204" calcext:value-type="float">
            <text:p>0.02204</text:p>
          </table:table-cell>
          <table:table-cell office:value-type="float" office:value="0.006016" calcext:value-type="float">
            <text:p>0.0060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1T11:49:06.516000000</meta:creation-date>
    <dc:date>2024-09-01T12:16:51.020000000</dc:date>
    <meta:editing-duration>PT17M32S</meta:editing-duration>
    <meta:editing-cycles>4</meta:editing-cycles>
    <meta:generator>LibreOffice/24.8.0.3$Windows_X86_64 LibreOffice_project/0bdf1299c94fe897b119f97f3c613e9dca6be583</meta:generator>
    <meta:document-statistic meta:table-count="3" meta:cell-count="231" meta:object-count="0"/>
  </office:meta>
</office:document-meta>
</file>